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6cb71" officeooo:paragraph-rsid="0006cb71"/>
    </style:style>
    <style:style style:name="P2" style:family="paragraph" style:parent-style-name="Standard">
      <style:text-properties officeooo:rsid="0006cb71" officeooo:paragraph-rsid="000a3980"/>
    </style:style>
    <style:style style:name="P3" style:family="paragraph" style:parent-style-name="Standard">
      <style:text-properties officeooo:rsid="0006cb71" officeooo:paragraph-rsid="000bbf25"/>
    </style:style>
    <style:style style:name="P4" style:family="paragraph" style:parent-style-name="Standard">
      <style:text-properties officeooo:rsid="000bbf25" officeooo:paragraph-rsid="000bbf25"/>
    </style:style>
    <style:style style:name="P5" style:family="paragraph" style:parent-style-name="Standard">
      <style:text-properties officeooo:rsid="000bbf25" officeooo:paragraph-rsid="000effcb"/>
    </style:style>
    <style:style style:name="P6" style:family="paragraph" style:parent-style-name="Standard">
      <style:text-properties officeooo:rsid="000ceaf2" officeooo:paragraph-rsid="000ceaf2"/>
    </style:style>
    <style:style style:name="P7" style:family="paragraph" style:parent-style-name="Standard">
      <style:text-properties officeooo:rsid="000ceaf2" officeooo:paragraph-rsid="000ef6bc"/>
    </style:style>
    <style:style style:name="P8" style:family="paragraph" style:parent-style-name="Standard">
      <style:text-properties officeooo:rsid="000effcb" officeooo:paragraph-rsid="000effcb"/>
    </style:style>
    <style:style style:name="P9" style:family="paragraph" style:parent-style-name="Standard">
      <style:text-properties officeooo:rsid="00103c76" officeooo:paragraph-rsid="00103c76"/>
    </style:style>
    <style:style style:name="P10" style:family="paragraph" style:parent-style-name="Standard">
      <style:text-properties officeooo:rsid="0012087c" officeooo:paragraph-rsid="0012087c"/>
    </style:style>
    <style:style style:name="P11" style:family="paragraph" style:parent-style-name="Standard">
      <style:text-properties officeooo:rsid="00139e2f" officeooo:paragraph-rsid="00139e2f"/>
    </style:style>
    <style:style style:name="P12" style:family="paragraph" style:parent-style-name="Standard">
      <style:text-properties fo:font-weight="bold" officeooo:rsid="000effcb" officeooo:paragraph-rsid="00103c76" style:font-weight-asian="bold" style:font-weight-complex="bold"/>
    </style:style>
    <style:style style:name="P13" style:family="paragraph" style:parent-style-name="Standard">
      <style:text-properties fo:font-weight="bold" officeooo:rsid="000effcb" officeooo:paragraph-rsid="00139e2f" style:font-weight-asian="bold" style:font-weight-complex="bold"/>
    </style:style>
    <style:style style:name="P14" style:family="paragraph" style:parent-style-name="Standard">
      <style:text-properties fo:font-weight="bold" officeooo:rsid="000a3980" officeooo:paragraph-rsid="000ef6bc" style:font-weight-asian="bold" style:font-weight-complex="bold"/>
    </style:style>
    <style:style style:name="P15" style:family="paragraph" style:parent-style-name="Standard">
      <style:text-properties fo:font-weight="bold" officeooo:rsid="0006cb71" officeooo:paragraph-rsid="000ef6bc" style:font-weight-asian="bold" style:font-weight-complex="bold"/>
    </style:style>
    <style:style style:name="P16" style:family="paragraph" style:parent-style-name="Standard">
      <style:text-properties fo:font-weight="bold" officeooo:rsid="0006cb71" officeooo:paragraph-rsid="000a3980" style:font-weight-asian="bold" style:font-weight-complex="bold"/>
    </style:style>
    <style:style style:name="P17" style:family="paragraph" style:parent-style-name="Standard">
      <style:text-properties fo:font-weight="bold" officeooo:rsid="000ceaf2" officeooo:paragraph-rsid="000ef6bc" style:font-weight-asian="bold" style:font-weight-complex="bold"/>
    </style:style>
    <style:style style:name="P18" style:family="paragraph" style:parent-style-name="Standard">
      <style:text-properties officeooo:rsid="000a3980" officeooo:paragraph-rsid="000ef6bc"/>
    </style:style>
    <style:style style:name="P19" style:family="paragraph" style:parent-style-name="Standard">
      <style:text-properties officeooo:rsid="001470ce" officeooo:paragraph-rsid="001470ce"/>
    </style:style>
    <style:style style:name="P2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470ce" officeooo:paragraph-rsid="001470ce"/>
    </style:style>
    <style:style style:name="T1" style:family="text">
      <style:text-properties officeooo:rsid="000bbf25"/>
    </style:style>
    <style:style style:name="T2" style:family="text">
      <style:text-properties style:font-name="Times New Roman" fo:font-size="12pt" fo:language="en" fo:country="IN" style:font-size-asian="12pt" style:language-asian="en" style:country-asian="IN" style:font-name-complex="Times New Roman1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ffcb" style:font-weight-asian="bold" style:font-weight-complex="bold"/>
    </style:style>
    <style:style style:name="T6" style:family="text">
      <style:text-properties fo:font-weight="bold" officeooo:rsid="001470ce" style:font-weight-asian="bold" style:font-weight-complex="bold"/>
    </style:style>
    <style:style style:name="T7" style:family="text">
      <style:text-properties officeooo:rsid="001470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text:tab/><text:tab/><text:tab/><text:span text:style-name="T6">ASSIGNEMNT NO-11</text:span></text:p>
      <text:p text:style-name="P20">Akshay S. Chavan<text:tab/><text:tab/><text:tab/><text:tab/><text:tab/><text:tab/><text:tab/><text:tab/>TEB-15</text:p>
      <text:p text:style-name="P19"/>
      <text:p text:style-name="P14"><text:span text:style-name="T7">1</text:span>.<text:span text:style-name="T3"> </text:span><text:span text:style-name="T2">Find the number of books published by john.</text:span></text:p>
      <text:p text:style-name="P1"/>
      <text:p text:style-name="P1">&gt; db.Books.find({BY:"john"}).count() </text:p>
      <text:p text:style-name="P8"><text:span text:style-name="T4">Output:</text:span> 1</text:p>
      <text:p text:style-name="P1"/>
      <text:p text:style-name="P1"/>
      <text:p text:style-name="P15">2. <text:span text:style-name="T2">Find books which have minimum likes and maximum likes published by john.</text:span></text:p>
      <text:p text:style-name="P16"/>
      <text:p text:style-name="P2"/>
      <text:p text:style-name="P3"><text:s/><text:span text:style-name="T1">&gt; db.Books.aggregate([{$group: {_id:"BY:$john",MINIMUM:{$min:"$LIKES"},MAXIMUM:{$max:"$LIKES"}}}]) </text:span></text:p>
      <text:p text:style-name="P4"/>
      <text:p text:style-name="P5"><text:span text:style-name="T5">Output: </text:span>{ "_id" : "BY:$john", "MINIMUM" : 100, "MAXIMUM" : 10000000000 }</text:p>
      <text:p text:style-name="P4"/>
      <text:p text:style-name="P4"/>
      <text:p text:style-name="P4"/>
      <text:p text:style-name="P17">3.<text:span text:style-name="T3"> </text:span><text:span text:style-name="T2">Find the average number of likes of the books published by john.</text:span></text:p>
      <text:p text:style-name="P17"/>
      <text:p text:style-name="P9"><text:s/>&gt; db.Books.aggregate([{$group:{_id:"BY:$john",Average:{$avg:"$LIKES"}}}])</text:p>
      <text:p text:style-name="P12"/>
      <text:p text:style-name="P9"><text:span text:style-name="T5">Output: </text:span>{ "_id" : "BY:$john", "Average" : 1683335185 }</text:p>
      <text:p text:style-name="P6"/>
      <text:p text:style-name="P7"/>
      <text:p text:style-name="P17">4. <text:span text:style-name="T2">Find the first and last book published by john.</text:span></text:p>
      <text:p text:style-name="P17"/>
      <text:p text:style-name="P10">&gt;db.Books.aggregate([{$group:{_id:"BY:$john",First_Book:{$first:"$TITLE"},Last_Book:{$last:"$TITLE"}}}])</text:p>
      <text:p text:style-name="P10"/>
      <text:p text:style-name="P10"><text:span text:style-name="T5">Output: </text:span>{ "_id" : "BY:$john", "First_Book" : "Java: The Complete Reference", "Last_Book" : "MongoDB" }</text:p>
      <text:p text:style-name="P10"/>
      <text:p text:style-name="P10"/>
      <text:p text:style-name="P17">5.<text:span text:style-name="T2">Create an index on author name.</text:span></text:p>
      <text:p text:style-name="P17"/>
      <text:p text:style-name="P11">&gt;db.books.ensureIndex({"BY":1})</text:p>
      <text:p text:style-name="P13">Output: </text:p>
      <text:p text:style-name="P11">{</text:p>
      <text:p text:style-name="P11"><text:tab/>"createdCollectionAutomatically" : true,</text:p>
      <text:p text:style-name="P11"><text:tab/>"numIndexesBefore" : 1,</text:p>
      <text:p text:style-name="P11"><text:tab/>"numIndexesAfter" : 2,</text:p>
      <text:p text:style-name="P11"><text:tab/>"ok" : 1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1:36:25.264901967</meta:creation-date>
    <dc:date>2017-10-26T22:48:28.106202698</dc:date>
    <meta:editing-duration>PT58M17S</meta:editing-duration>
    <meta:editing-cycles>8</meta:editing-cycles>
    <meta:generator>LibreOffice/5.1.2.2$Linux_X86_64 LibreOffice_project/10m0$Build-2</meta:generator>
    <meta:document-statistic meta:table-count="0" meta:image-count="0" meta:object-count="0" meta:page-count="1" meta:paragraph-count="23" meta:word-count="119" meta:character-count="1011" meta:non-whitespace-character-count="895"/>
  </office:meta>
</office:document-meta>
</file>